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059"/>
    </style:style>
    <style:style style:name="P2" style:family="paragraph" style:parent-style-name="Standard">
      <style:text-properties style:font-name="C059" officeooo:rsid="000fcd81" officeooo:paragraph-rsid="0011844b"/>
    </style:style>
    <style:style style:name="P3" style:family="paragraph" style:parent-style-name="Standard">
      <style:text-properties style:font-name="C059" officeooo:rsid="000fcd81" officeooo:paragraph-rsid="0011d904"/>
    </style:style>
    <style:style style:name="P4" style:family="paragraph" style:parent-style-name="Standard" style:list-style-name="L1">
      <style:text-properties style:font-name="C059" officeooo:rsid="000fcd81" officeooo:paragraph-rsid="0011d904"/>
    </style:style>
    <style:style style:name="P5" style:family="paragraph" style:parent-style-name="Standard" style:list-style-name="L1">
      <style:text-properties style:font-name="C059" officeooo:rsid="000fcd81" officeooo:paragraph-rsid="00125510"/>
    </style:style>
    <style:style style:name="P6" style:family="paragraph" style:parent-style-name="Standard">
      <style:text-properties style:font-name="C059" officeooo:rsid="0011d904" officeooo:paragraph-rsid="0011d904"/>
    </style:style>
    <style:style style:name="P7" style:family="paragraph" style:parent-style-name="Standard">
      <style:text-properties style:font-name="C059" officeooo:rsid="001336e5" officeooo:paragraph-rsid="001336e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fbe2"/>
    </style:style>
    <style:style style:name="T3" style:family="text">
      <style:text-properties officeooo:rsid="0011844b"/>
    </style:style>
    <style:style style:name="T4" style:family="text">
      <style:text-properties officeooo:rsid="0011d904"/>
    </style:style>
    <style:style style:name="T5" style:family="text">
      <style:text-properties officeooo:rsid="00125510"/>
    </style:style>
    <style:style style:name="T6" style:family="text">
      <style:text-properties fo:font-weight="bold" officeooo:rsid="0011844b" style:font-weight-asian="bold" style:font-weight-complex="bold"/>
    </style:style>
    <style:style style:name="T7" style:family="text">
      <style:text-properties fo:font-weight="normal" officeooo:rsid="0011844b" style:font-weight-asian="normal" style:font-weight-complex="normal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or que avaliar o uso de software?</text:span> Imagine que você seja apresentado a um produtor de software que lhe conta sobre seus planos para produzir uma nova versão de um sistema comercial. Quais argumentos você elaboraria para convencê-lo a realizar uma avaliação de IHC?</text:p>
      <text:p text:style-name="P1"/>
      <text:p text:style-name="P2">O grande aspecto do avaliador de IHC é a <text:span text:style-name="T3">participação dos usuários para coletar sobre uso de sistemas interativos, identificando os problemas na interação e na interface que prejudiquem a qualidade de uso do </text:span><text:span text:style-name="T7">sistema</text:span><text:span text:style-name="T3">. Os engenheiros sabem construir um sistema mas não sabem e não estão em posições adequadas para discutir sobre a qualidade de uso.</text:span></text:p>
      <text:p text:style-name="P2"/>
      <text:p text:style-name="P7">Os problemas de IHC, tem de ser corrigidos antes e não depois de o sistema já ter lançado. O avaliador <text:span text:style-name="T8">então</text:span> com seus casos de testes, poderão classificar<text:span text:style-name="T3"> de acordo com sua gravidade </text:span>com<text:span text:style-name="T3"> a frequência em que tendem a ocorrer e </text:span>com <text:span text:style-name="T3">os fatores que compõem os critérios de qualidade de uso prejudicados: </text:span></text:p>
      <text:p text:style-name="P3"/>
      <text:list xml:id="list5677989210441743615" text:style-name="L1">
        <text:list-item>
          <text:p text:style-name="P5"><text:span text:style-name="T4">Acessibilidade;</text:span></text:p>
        </text:list-item>
        <text:list-item>
          <text:p text:style-name="P5"><text:span text:style-name="T4">Comunicabilidade;</text:span></text:p>
        </text:list-item>
        <text:list-item>
          <text:p text:style-name="P4"><text:span text:style-name="T4">Experiência do usuário;</text:span></text:p>
        </text:list-item>
        <text:list-item>
          <text:p text:style-name="P5"><text:span text:style-name="T3">Usabilidade.</text:span></text:p>
          <text:p text:style-name="P4"/>
        </text:list-item>
      </text:list>
      <text:p text:style-name="P6">Com <text:span text:style-name="T5">avaliação</text:span> o ganho no sistema <text:span text:style-name="T5">será</text:span> de “longo prazo”, ou melhor um prazo mediano, onde o<text:span text:style-name="T2"> tempo para colocar o produto no mercado </text:span>acaba <text:span text:style-name="T2">diminuindo, pois os problemas de IHC são corrigidos desde o início do processo de desenvolvimento, </text:span>com a <text:span text:style-name="T5">interação</text:span> do <text:span text:style-name="T5">usuário</text:span> e a <text:span text:style-name="T5">perspectiva</text:span> das <text:span text:style-name="T5">avaliações</text:span>, i<text:span text:style-name="T2">dentifica</text:span>ndo<text:span text:style-name="T2"> e corrigi</text:span>ndo<text:span text:style-name="T2"> os problemas e permit</text:span>indo<text:span text:style-name="T2"> entregar um produto mais estável, ou seja, melhorando o rendimento e preço pois a próxima versão </text:span>lancada<text:span text:style-name="T2"> não necessitara já começar ser desenvolvida no momento do lançamento do produto no mercado.</text:span></text:p>
      <text:p text:style-name="P1"/>
      <text:p text:style-name="P1">2. <text:span text:style-name="T1">Planejamento da avaliação de IHC.</text:span> Escolha um software de sua preferência e defina dois objetivos de avaliação (por exemplo, dois objetivos citados na Tabela 9.1 [1]). Planeje duas avaliações de IHC do software escolhido, uma para cada objetivo definido. Em cada planejamento, realize cada tarefa de preparação da avaliação e relate sua execução. Compare os dois planeja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fcd8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9:07:09.652427446</meta:creation-date>
    <dc:date>2016-10-04T17:13:34.976883445</dc:date>
    <meta:editing-duration>PT2H4M40S</meta:editing-duration>
    <meta:editing-cycles>4</meta:editing-cycles>
    <meta:generator>LibreOffice/5.1.5.2$Linux_X86_64 LibreOffice_project/10m0$Build-2</meta:generator>
    <meta:document-statistic meta:table-count="0" meta:image-count="0" meta:object-count="0" meta:page-count="1" meta:paragraph-count="10" meta:word-count="313" meta:character-count="1908" meta:non-whitespace-character-count="1608"/>
  </office:meta>
</office:document-meta>
</file>